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.isProperly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ice.setMessageSource( MessageSource messag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ge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.setResources( Resource [ ]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